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9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9cm" fo:min-width="0.252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6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26cm" fo:min-width="0.65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9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Ultrafine_20_Dashe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26cm" fo:min-width="0.634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9cm" fo:min-width="0.24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5.69999980926514pt" style:font-style-asian="normal" style:font-weight-asian="normal" style:font-name-complex="Arial" style:font-size-complex="5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5.69999980926514pt" style:font-style-asian="normal" style:font-weight-asian="normal" style:font-name-complex="Arial" style:font-size-complex="5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sub 58%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5.69999980926514pt" style:font-style-asian="normal" style:font-weight-asian="normal" style:font-name-complex="Arial" style:font-size-complex="5.69999980926514pt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47cm" svg:height="0.669cm" svg:x="11.143cm" svg:y="12.48cm">
          <draw:text-box>
            <text:p text:style-name="P1"><text:span text:style-name="T1">A</text:span></text:p>
          </draw:text-box>
        </draw:frame>
        <draw:polygon draw:style-name="gr2" draw:text-style-name="P3" draw:layer="layout" svg:width="6.365cm" svg:height="3.751cm" svg:x="7.323cm" svg:y="12.9cm" svg:viewBox="0 0 6366 3752" draw:points="3953,0 0,3752 6366,3374">
          <text:p/>
        </draw:polygon>
        <draw:frame draw:style-name="gr3" draw:text-style-name="P2" draw:layer="layout" svg:width="0.752cm" svg:height="0.669cm" svg:x="6.814cm" svg:y="16.183cm">
          <draw:text-box>
            <text:p text:style-name="P1"><text:span text:style-name="T1">C</text:span></text:p>
          </draw:text-box>
        </draw:frame>
        <draw:line draw:style-name="gr4" draw:text-style-name="P3" draw:layer="layout" svg:x1="10.278cm" svg:y1="12.588cm" svg:x2="10.536cm" svg:y2="16.872cm">
          <text:p/>
        </draw:line>
        <draw:polyline draw:style-name="gr2" draw:text-style-name="P3" draw:layer="layout" svg:width="0.116cm" svg:height="0.115cm" svg:x="10.506cm" svg:y="16.336cm" svg:viewBox="0 0 117 116" draw:points="117,116 117,0 0,11">
          <text:p/>
        </draw:polyline>
        <draw:line draw:style-name="gr4" draw:text-style-name="P3" draw:layer="layout" svg:x1="13.957cm" svg:y1="13.527cm" svg:x2="9.304cm" svg:y2="16.876cm">
          <text:p/>
        </draw:line>
        <draw:polyline draw:style-name="gr2" draw:text-style-name="P3" draw:layer="layout" svg:width="0.081cm" svg:height="0.17cm" svg:x="12.33cm" svg:y="14.479cm" svg:viewBox="0 0 82 171" draw:points="82,0 0,69 65,171">
          <text:p/>
        </draw:polyline>
        <draw:line draw:style-name="gr4" draw:text-style-name="P3" draw:layer="layout" svg:x1="7.154cm" svg:y1="16.777cm" svg:x2="12.963cm" svg:y2="12.588cm">
          <text:p/>
        </draw:line>
        <draw:polyline draw:style-name="gr2" draw:text-style-name="P3" draw:layer="layout" svg:width="0.101cm" svg:height="0.169cm" svg:x="11.535cm" svg:y="13.398cm" svg:viewBox="0 0 102 170" draw:points="102,0 0,73 66,170">
          <text:p/>
        </draw:polyline>
        <draw:line draw:style-name="gr4" draw:text-style-name="P3" draw:layer="layout" svg:x1="7.132cm" svg:y1="13.147cm" svg:x2="13.934cm" svg:y2="16.391cm">
          <text:p/>
        </draw:line>
        <draw:line draw:style-name="gr4" draw:text-style-name="P3" draw:layer="layout" svg:x1="11.347cm" svg:y1="12.588cm" svg:x2="10.27cm" svg:y2="17.568cm">
          <text:p/>
        </draw:line>
        <draw:frame draw:style-name="gr5" draw:text-style-name="P2" draw:layer="layout" svg:width="0.747cm" svg:height="0.666cm" svg:x="13.702cm" svg:y="15.901cm">
          <draw:text-box>
            <text:p text:style-name="P1"><text:span text:style-name="T1">B</text:span></text:p>
          </draw:text-box>
        </draw:frame>
        <draw:frame draw:style-name="gr6" draw:text-style-name="P2" draw:layer="layout" svg:width="0.658cm" svg:height="0.526cm" svg:x="13.267cm" svg:y="13.188cm">
          <draw:text-box>
            <text:p text:style-name="P1"><text:span text:style-name="T1">(d</text:span><text:span text:style-name="T2">4</text:span><text:span text:style-name="T1">)</text:span></text:p>
          </draw:text-box>
        </draw:frame>
        <draw:frame draw:style-name="gr7" draw:text-style-name="P2" draw:layer="layout" svg:width="0.75cm" svg:height="0.669cm" svg:x="10.379cm" svg:y="16.34cm">
          <draw:text-box>
            <text:p text:style-name="P1"><text:span text:style-name="T1"><text:s/></text:span><text:span text:style-name="T1">J</text:span></text:p>
          </draw:text-box>
        </draw:frame>
        <draw:g>
          <draw:polyline draw:style-name="gr2" draw:text-style-name="P3" draw:layer="layout" svg:width="0.365cm" svg:height="0.722cm" svg:x="12.843cm" svg:y="15.595cm" svg:viewBox="0 0 366 723" draw:points="366,0 327,36 289,71 252,116 218,164 183,203 155,257 127,301 99,350 78,410 55,452 45,507 25,560 16,612 8,669 0,723">
            <text:p/>
          </draw:polyline>
          <draw:line draw:style-name="gr8" draw:text-style-name="P3" draw:layer="layout" svg:x1="13.178cm" svg:y1="15.809cm" svg:x2="12.916cm" svg:y2="15.715cm">
            <text:p/>
          </draw:line>
          <draw:line draw:style-name="gr8" draw:text-style-name="P3" draw:layer="layout" svg:x1="13.007cm" svg:y1="16.188cm" svg:x2="12.743cm" svg:y2="16.094cm">
            <text:p/>
          </draw:line>
        </draw:g>
        <draw:frame draw:style-name="gr9" draw:text-style-name="P2" draw:layer="layout" svg:width="0.634cm" svg:height="0.526cm" svg:x="12.113cm" svg:y="12.357cm">
          <draw:text-box>
            <text:p text:style-name="P1"><text:span text:style-name="T1">(d</text:span><text:span text:style-name="T2">3</text:span><text:span text:style-name="T1">)</text:span></text:p>
          </draw:text-box>
        </draw:frame>
        <draw:frame draw:style-name="gr9" draw:text-style-name="P2" draw:layer="layout" svg:width="0.634cm" svg:height="0.526cm" svg:x="7.324cm" svg:y="12.897cm">
          <draw:text-box>
            <text:p text:style-name="P1"><text:span text:style-name="T1">(d</text:span><text:span text:style-name="T2">1</text:span><text:span text:style-name="T1">)</text:span></text:p>
          </draw:text-box>
        </draw:frame>
        <draw:frame draw:style-name="gr9" draw:text-style-name="P2" draw:layer="layout" svg:width="0.634cm" svg:height="0.526cm" svg:x="9.597cm" svg:y="12.787cm">
          <draw:text-box>
            <text:p text:style-name="P1"><text:span text:style-name="T1">(d</text:span><text:span text:style-name="T2">2</text:span><text:span text:style-name="T1">)</text:span></text:p>
          </draw:text-box>
        </draw:frame>
        <draw:frame draw:style-name="gr9" draw:text-style-name="P2" draw:layer="layout" svg:width="0.634cm" svg:height="0.526cm" svg:x="9.675cm" svg:y="17.074cm">
          <draw:text-box>
            <text:p text:style-name="P1"><text:span text:style-name="T1">(d</text:span><text:span text:style-name="T2">5</text:span><text:span text:style-name="T1">)</text:span></text:p>
          </draw:text-box>
        </draw:frame>
        <draw:frame draw:style-name="gr10" draw:text-style-name="P2" draw:layer="layout" svg:width="0.749cm" svg:height="0.669cm" svg:x="12.499cm" svg:y="14.317cm">
          <draw:text-box>
            <text:p text:style-name="P1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48:47.613455948</meta:creation-date>
    <dc:date>2018-06-14T14:54:33.570323655</dc:date>
    <dc:creator>BN </dc:creator>
    <meta:editing-duration>PT5M45S</meta:editing-duration>
    <meta:editing-cycles>2</meta:editing-cycles>
    <meta:generator>LibreOffice/4.3.3.2$Linux_X86_64 LibreOffice_project/430m0$Build-2</meta:generator>
    <meta:document-statistic meta:object-count="23"/>
  </office:meta>
</office:document-meta>
</file>